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1cm" svg:stroke-color="#0084d1" draw:marker-start-width="1.7cm" draw:marker-end-width="1.7cm" draw:fill-color="#0084d1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family="'DejaVu Sans Condensed'" style:font-family-generic="swiss" style:font-pitch="variable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5cm" svg:height="0.5cm" svg:x="0.75cm" svg:y="0.75cm">
          <text:p text:style-name="P1"><text:span text:style-name="T1">Open Scholar Found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3-05-26T18:24:37</meta:creation-date>
    <dc:date>2013-05-26T18:28:39</dc:date>
    <dc:creator>Tobias Kuhn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